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.016cm" fo:margin-right="0.413cm" fo:text-indent="0cm"/>
    </style:style>
    <style:style style:name="T1" style:family="text">
      <style:text-properties style:font-name="Times New Roman1" fo:font-size="12pt" fo:language="uk" fo:country="UA" style:font-name-complex="Times New Roman1"/>
    </style:style>
    <style:style style:name="T2" style:family="text">
      <style:text-properties style:font-name="Times New Roman1" fo:font-size="11pt" style:font-name-complex="Times New Roman1" style:font-size-complex="11pt"/>
    </style:style>
    <style:style style:name="T3" style:family="text">
      <style:text-properties style:font-name="Times New Roman1" fo:font-size="12pt" style:font-name-complex="Times New Roman1"/>
    </style:style>
    <style:style style:name="T4" style:family="text">
      <style:text-properties style:font-name="Times New Roman1" fo:font-size="12pt" fo:language="ru" fo:country="RU" style:font-name-complex="Times New Roman1"/>
    </style:style>
    <style:style style:name="T5" style:family="text">
      <style:text-properties fo:font-size="12pt"/>
    </style:style>
    <style:style style:name="T6" style:family="text">
      <style:text-properties style:font-name="Times New Roman1" fo:font-size="12pt" fo:language="ru" fo:country="RU" fo:font-weight="bold" style:font-name-complex="Times New Roman1" style:font-weight-complex="bold"/>
    </style:style>
    <style:style style:name="gr1" style:family="graphic">
      <style:graphic-properties draw:stroke="solid" svg:stroke-color="#000000" svg:stroke-opacity="0%" draw:fill="none" draw:fill-color="#ffffff" fo:min-height="0.86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svg:stroke-opacity="0%" draw:fill="none" draw:fill-color="#ffffff" fo:min-height="0.4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stroke-dash="Ultrafine_20_Dashed" svg:stroke-color="#000000" draw:marker-start-width="0cm" draw:marker-end-width="0cm" draw:fill="none" draw:fill-color="#ffffff" fo:min-height="0.4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stroke-dash="Ultrafine_20_Dashed" svg:stroke-color="#000000" draw:marker-start-width="0cm" draw:marker-end-width="0cm" draw:fill="none" draw:fill-color="#ffffff" fo:min-height="0.5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" svg:width="1.511cm" svg:height="0.865cm" svg:x="5.02cm" svg:y="19.57cm">
        <draw:text-box>
          <text:p><text:span text:style-name="T1">!ДВчч!</text:span></text:p>
        </draw:text-box>
      </draw:frame>
      <draw:frame text:anchor-type="page" text:anchor-page-number="1" draw:z-index="1" draw:style-name="gr2" draw:text-style-name="P1" svg:width="3.35cm" svg:height="0.532cm" svg:x="6.999cm" svg:y="19.57cm">
        <draw:text-box>
          <text:p text:style-name="P2"><text:span text:style-name="T1">!ДВммм!</text:span></text:p>
        </draw:text-box>
      </draw:frame>
      <draw:frame text:anchor-type="page" text:anchor-page-number="1" draw:z-index="2" draw:style-name="gr3" draw:text-style-name="P1" svg:width="2.49cm" svg:height="0.532cm" svg:x="11.019cm" svg:y="19.57cm">
        <draw:text-box>
          <text:p><text:span text:style-name="T1">!ДВрр!</text:span></text:p>
        </draw:text-box>
      </draw:frame>
      <draw:frame text:anchor-type="page" text:anchor-page-number="1" draw:z-index="3" draw:style-name="gr3" draw:text-style-name="P1" svg:width="4.462cm" svg:height="0.532cm" svg:x="12.539cm" svg:y="21.02cm">
        <draw:text-box>
          <text:p><text:span text:style-name="T1">!Керівник!</text:span></text:p>
        </draw:text-box>
      </draw:frame>
      <draw:frame text:anchor-type="page" text:anchor-page-number="1" draw:z-index="4" draw:style-name="gr3" draw:text-style-name="P1" svg:width="8.261cm" svg:height="0.532cm" svg:x="9.241cm" svg:y="18.159cm">
        <draw:text-box>
          <text:p text:style-name="P3"><text:span text:style-name="T1">!ОР_1!</text:span></text:p>
        </draw:text-box>
      </draw:frame>
      <draw:frame text:anchor-type="page" text:anchor-page-number="1" draw:z-index="5" draw:style-name="gr3" draw:text-style-name="P1" svg:width="12.512cm" svg:height="0.532cm" svg:x="3.371cm" svg:y="18.74cm">
        <draw:text-box>
          <text:p><text:span text:style-name="T1">!ОР_2!</text:span></text:p>
        </draw:text-box>
      </draw:frame>
      <draw:frame text:anchor-type="page" text:anchor-page-number="1" draw:z-index="6" draw:style-name="gr3" draw:text-style-name="P1" svg:width="14.011cm" svg:height="0.532cm" svg:x="3.491cm" svg:y="17.69cm">
        <draw:text-box>
          <text:p><text:span text:style-name="T1">!МР_2!</text:span></text:p>
        </draw:text-box>
      </draw:frame>
      <draw:frame text:anchor-type="page" text:anchor-page-number="1" draw:z-index="7" draw:style-name="gr3" draw:text-style-name="P1" svg:width="11.792cm" svg:height="0.532cm" svg:x="6.301cm" svg:y="17cm">
        <draw:text-box>
          <text:p><text:span text:style-name="T1">!МР_1!</text:span></text:p>
        </draw:text-box>
      </draw:frame>
      <draw:frame text:anchor-type="page" text:anchor-page-number="1" draw:z-index="8" draw:style-name="gr3" draw:text-style-name="P1" svg:width="12.052cm" svg:height="0.532cm" svg:x="5.44cm" svg:y="16.26cm">
        <draw:text-box>
          <text:p><text:span text:style-name="T1">!громадянствоМ!</text:span></text:p>
        </draw:text-box>
      </draw:frame>
      <draw:frame text:anchor-type="page" text:anchor-page-number="1" draw:z-index="9" draw:style-name="gr3" draw:text-style-name="P1" svg:width="10.582cm" svg:height="0.532cm" svg:x="3.009cm" svg:y="15.709cm">
        <draw:text-box>
          <text:p text:style-name="P2"><text:span text:style-name="T1">!ІмМ! !ПбМ!</text:span></text:p>
        </draw:text-box>
      </draw:frame>
      <draw:frame text:anchor-type="page" text:anchor-page-number="1" draw:z-index="10" draw:style-name="gr3" draw:text-style-name="P1" svg:width="8.561cm" svg:height="0.532cm" svg:x="4.36cm" svg:y="15.05cm">
        <draw:text-box>
          <text:p text:style-name="P2"><text:span text:style-name="T1">!ПрМ!</text:span></text:p>
        </draw:text-box>
      </draw:frame>
      <draw:frame text:anchor-type="page" text:anchor-page-number="1" draw:z-index="11" draw:style-name="gr3" draw:text-style-name="P1" svg:width="12.052cm" svg:height="0.532cm" svg:x="5.44cm" svg:y="14.321cm">
        <draw:text-box>
          <text:p><text:span text:style-name="T1">!громадянствоБ!</text:span></text:p>
        </draw:text-box>
      </draw:frame>
      <draw:frame text:anchor-type="page" text:anchor-page-number="1" draw:z-index="12" draw:style-name="gr3" draw:text-style-name="P1" svg:width="10.642cm" svg:height="0.532cm" svg:x="3.011cm" svg:y="13.531cm">
        <draw:text-box>
          <text:p text:style-name="P2"><text:span text:style-name="T1">!ІмБ! !ПбБ!</text:span></text:p>
        </draw:text-box>
      </draw:frame>
      <draw:frame text:anchor-type="page" text:anchor-page-number="1" draw:z-index="13" draw:style-name="gr3" draw:text-style-name="P1" svg:width="8.702cm" svg:height="0.532cm" svg:x="4.36cm" svg:y="12.711cm">
        <draw:text-box>
          <text:p text:style-name="P2"><text:span text:style-name="T1">!ПрБ!</text:span></text:p>
        </draw:text-box>
      </draw:frame>
      <draw:frame text:anchor-type="page" text:anchor-page-number="1" draw:z-index="14" draw:style-name="gr3" draw:text-style-name="P1" svg:width="2.001cm" svg:height="0.532cm" svg:x="9.94cm" svg:y="11.751cm">
        <draw:text-box>
          <text:p><text:span text:style-name="T1">!НАЗ!</text:span></text:p>
        </draw:text-box>
      </draw:frame>
      <draw:frame text:anchor-type="page" text:anchor-page-number="1" draw:z-index="15" draw:style-name="gr3" draw:text-style-name="P1" svg:width="1.211cm" svg:height="0.532cm" svg:x="8.46cm" svg:y="11.201cm">
        <draw:text-box>
          <text:p><text:span text:style-name="T1">!рр!</text:span><text:span text:style-name="T2"> </text:span></text:p>
        </draw:text-box>
      </draw:frame>
      <draw:frame text:anchor-type="page" text:anchor-page-number="1" draw:z-index="16" draw:style-name="gr3" draw:text-style-name="P1" svg:width="3.001cm" svg:height="0.532cm" svg:x="9.7cm" svg:y="11.19cm">
        <draw:text-box>
          <text:p text:style-name="P2"><text:span text:style-name="T1">!МММ!</text:span></text:p>
        </draw:text-box>
      </draw:frame>
      <draw:frame text:anchor-type="page" text:anchor-page-number="1" draw:z-index="17" draw:style-name="gr3" draw:text-style-name="P1" svg:width="2.001cm" svg:height="0.532cm" svg:x="13.91cm" svg:y="11.18cm">
        <draw:text-box>
          <text:p><text:span text:style-name="T1">!ЧЧ!</text:span></text:p>
        </draw:text-box>
      </draw:frame>
      <draw:frame text:anchor-type="page" text:anchor-page-number="1" draw:z-index="18" draw:style-name="gr3" draw:text-style-name="P1" svg:width="11.724cm" svg:height="0.532cm" svg:x="6.279cm" svg:y="10.47cm">
        <draw:text-box>
          <text:p><text:span text:style-name="T3">!МСС! !МНМ!</text:span></text:p>
        </draw:text-box>
      </draw:frame>
      <draw:frame text:anchor-type="page" text:anchor-page-number="1" draw:z-index="19" draw:style-name="gr3" draw:text-style-name="P1" svg:width="11.724cm" svg:height="0.532cm" svg:x="6.279cm" svg:y="9.931cm">
        <draw:text-box>
          <text:p><text:span text:style-name="T3">!МНРайон!</text:span></text:p>
        </draw:text-box>
      </draw:frame>
      <draw:frame text:anchor-type="page" text:anchor-page-number="1" draw:z-index="20" draw:style-name="gr3" draw:text-style-name="P1" svg:width="11.724cm" svg:height="0.532cm" svg:x="6.279cm" svg:y="9.239cm">
        <draw:text-box>
          <text:p><text:span text:style-name="T3">!МНОбл!</text:span></text:p>
        </draw:text-box>
      </draw:frame>
      <draw:frame text:anchor-type="page" text:anchor-page-number="1" draw:z-index="21" draw:style-name="gr3" draw:text-style-name="P1" svg:width="11.724cm" svg:height="0.532cm" svg:x="6.279cm" svg:y="8.64cm">
        <draw:text-box>
          <text:p><text:span text:style-name="T3">!МНД!</text:span></text:p>
        </draw:text-box>
      </draw:frame>
      <draw:frame text:anchor-type="page" text:anchor-page-number="1" draw:z-index="22" draw:style-name="gr3" draw:text-style-name="P1" svg:width="12.912cm" svg:height="0.532cm" svg:x="5.59cm" svg:y="7.95cm">
        <draw:text-box>
          <text:p><text:span text:style-name="T4">!ЧМПрописом! </text:span><text:span text:style-name="T1">!РПрописом! </text:span><text:span text:style-name="T4">року</text:span><text:span text:style-name="T5"> </text:span></text:p>
        </draw:text-box>
      </draw:frame>
      <draw:frame text:anchor-type="page" text:anchor-page-number="1" draw:z-index="23" draw:style-name="gr3" draw:text-style-name="P1" svg:width="11.3cm" svg:height="0.532cm" svg:x="6.2cm" svg:y="7.35cm">
        <draw:text-box>
          <text:p><text:span text:style-name="T4">!ДНддммрррр! року</text:span><text:span text:style-name="T5"> </text:span></text:p>
        </draw:text-box>
      </draw:frame>
      <draw:frame text:anchor-type="page" text:anchor-page-number="1" draw:z-index="24" draw:style-name="gr3" draw:text-style-name="P1" svg:width="5.381cm" svg:height="0.532cm" svg:x="4.06cm" svg:y="6.84cm">
        <draw:text-box>
          <text:p text:style-name="P2"><text:span text:style-name="T5">!ІмН!</text:span></text:p>
        </draw:text-box>
      </draw:frame>
      <draw:frame text:anchor-type="page" text:anchor-page-number="1" draw:z-index="25" draw:style-name="gr3" draw:text-style-name="P1" svg:width="5.001cm" svg:height="0.532cm" svg:x="10.59cm" svg:y="6.84cm">
        <draw:text-box>
          <text:p text:style-name="P2"><text:span text:style-name="T5">!ПбН!</text:span></text:p>
        </draw:text-box>
      </draw:frame>
      <draw:frame text:anchor-type="page" text:anchor-page-number="1" draw:z-index="26" draw:style-name="gr4" draw:text-style-name="P1" svg:width="9.381cm" svg:height="0.532cm" svg:x="5.121cm" svg:y="6.271cm">
        <draw:text-box>
          <text:p text:style-name="P2"><text:span text:style-name="T5">!ПрН!</text:span></text:p>
        </draw:text-box>
      </draw:frame>
      <draw:frame text:anchor-type="page" text:anchor-page-number="1" draw:z-index="27" draw:style-name="gr5" draw:text-style-name="P1" svg:width="4.213cm" svg:height="0.532cm" svg:x="12.291cm" svg:y="5.731cm">
        <draw:text-box>
          <text:p text:style-name="P2"><text:span text:style-name="T6">!ПОВТОРНО!</text:span><text:span text:style-name="T5"> 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ladimir Koltsov</meta:initial-creator>
    <meta:creation-date>2008-03-31T12:24:46</meta:creation-date>
    <dc:creator>Valdimir Koltsov</dc:creator>
    <dc:date>2008-05-21T02:09:08</dc:date>
    <meta:printed-by>Valdimir Koltsov</meta:printed-by>
    <meta:print-date>2008-05-21T00:31:29</meta:print-date>
    <meta:editing-cycles>79</meta:editing-cycles>
    <meta:editing-duration>PT19H39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